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31ac" officeooo:paragraph-rsid="001231ac"/>
    </style:style>
    <style:style style:name="P2" style:family="paragraph" style:parent-style-name="Standard" style:list-style-name="L1">
      <style:text-properties officeooo:rsid="00153bf0" officeooo:paragraph-rsid="00153bf0"/>
    </style:style>
    <style:style style:name="P3" style:family="paragraph" style:parent-style-name="Standard">
      <style:text-properties officeooo:rsid="00153bf0" officeooo:paragraph-rsid="00153bf0"/>
    </style:style>
    <style:style style:name="P4" style:family="paragraph" style:parent-style-name="Standard" style:list-style-name="L2">
      <style:text-properties officeooo:rsid="00153bf0" officeooo:paragraph-rsid="00153bf0"/>
    </style:style>
    <style:style style:name="P5" style:family="paragraph" style:parent-style-name="Standard" style:list-style-name="L3">
      <style:text-properties officeooo:rsid="0015ac26" officeooo:paragraph-rsid="0015ac26"/>
    </style:style>
    <style:style style:name="P6" style:family="paragraph" style:parent-style-name="Standard">
      <style:text-properties officeooo:rsid="0015ac26" officeooo:paragraph-rsid="0015ac26"/>
    </style:style>
    <style:style style:name="P7" style:family="paragraph" style:parent-style-name="Standard" style:list-style-name="L1">
      <style:text-properties officeooo:rsid="0014dfa7" officeooo:paragraph-rsid="0014dfa7"/>
    </style:style>
    <style:style style:name="P8" style:family="paragraph" style:parent-style-name="Standard">
      <style:text-properties officeooo:paragraph-rsid="0015ac26"/>
    </style:style>
    <style:style style:name="P9" style:family="paragraph" style:parent-style-name="Heading_20_1" style:master-page-name="Standard">
      <style:paragraph-properties style:page-number="auto"/>
      <style:text-properties officeooo:rsid="001671a3" officeooo:paragraph-rsid="001671a3"/>
    </style:style>
    <style:style style:name="P10" style:family="paragraph" style:parent-style-name="Heading_20_1">
      <style:paragraph-properties fo:break-before="page"/>
      <style:text-properties officeooo:rsid="001671a3" officeooo:paragraph-rsid="001671a3"/>
    </style:style>
    <style:style style:name="P11" style:family="paragraph" style:parent-style-name="Heading_20_1">
      <style:text-properties officeooo:rsid="001671a3" officeooo:paragraph-rsid="001671a3"/>
    </style:style>
    <style:style style:name="T1" style:family="text">
      <style:text-properties officeooo:rsid="0014dfa7"/>
    </style:style>
    <style:style style:name="T2" style:family="text">
      <style:text-properties officeooo:rsid="0015ac26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3c763d" style:font-name="lucidatypewriter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Jamin Early 99133391 - <text:s/>Quiz 1</text:h>
      <text:h text:style-name="P11" text:outline-level="1">Question 1</text:h>
      <text:list xml:id="list2632500591" text:style-name="L1">
        <text:list-item>
          <text:p text:style-name="P7">Convert from .png to .jpg</text:p>
        </text:list-item>
        <text:list-item>
          <text:p text:style-name="P1">Ran calib_gui</text:p>
        </text:list-item>
        <text:list-item>
          <text:p text:style-name="P1">Select standard</text:p>
        </text:list-item>
        <text:list-item>
          <text:p text:style-name="P1">Select image names, imported all the images</text:p>
        </text:list-item>
        <text:list-item>
          <text:p text:style-name="P1">Extracted grid corners for each image <text:span text:style-name="T1">(using 100x100mm dx and dx)</text:span></text:p>
        </text:list-item>
        <text:list-item>
          <text:p text:style-name="P2">Custom selected each # of squared depending on how many are in frame</text:p>
        </text:list-item>
      </text:list>
      <text:p text:style-name="P3"/>
      <text:p text:style-name="P3">Initial calibration results</text:p>
      <text:p text:style-name="P3">Focal Length: <text:s text:c="9"/>fc = [ 882.16154 <text:s text:c="2"/>882.08351 ] +/- [ 8.18340 <text:s text:c="2"/>7.92670 ]</text:p>
      <text:p text:style-name="P3">Principal point: <text:s text:c="6"/>cc = [ 506.35118 <text:s text:c="2"/>421.23060 ] +/- [ 6.06926 <text:s text:c="2"/>5.35822 ]</text:p>
      <text:p text:style-name="P3">Skew: <text:s text:c="12"/>alpha_c = [ 0.00000 ] +/- [ 0.00000 <text:s/>] <text:s text:c="2"/>=&gt; angle of pixel axes = 90.00000 +/- 0.00000 degrees</text:p>
      <text:p text:style-name="P3">Distortion: <text:s text:c="11"/>kc = [ -0.19732 <text:s text:c="2"/>0.17523 <text:s text:c="2"/>0.00014 <text:s text:c="2"/>0.00093 <text:s/>0.00000 ] +/- [ 0.01360 <text:s text:c="2"/>0.02807 <text:s text:c="2"/>0.00136 <text:s text:c="2"/>0.00164 <text:s/>0.00000 ]</text:p>
      <text:p text:style-name="P3">Pixel error: <text:s text:c="9"/>err = [ 1.09612 <text:s text:c="2"/>0.45139 ]</text:p>
      <text:p text:style-name="P3"/>
      <text:list xml:id="list944051476" text:style-name="L2">
        <text:list-item>
          <text:p text:style-name="P4"><text:span text:style-name="T2">W</text:span>e can further improve it by recomputing the corners. I will only do this once to avoid overfitting the dataset. These are the new values for our calibration:</text:p>
        </text:list-item>
      </text:list>
      <text:p text:style-name="P3">Calibration results after optimization (with uncertainties):</text:p>
      <text:p text:style-name="P3">Focal Length: <text:s text:c="9"/>fc = [ 881.28914 <text:s text:c="2"/>879.87153 ] +/- [ 2.06889 <text:s text:c="2"/>2.00033 ]</text:p>
      <text:p text:style-name="P3">Principal point: <text:s text:c="6"/>cc = [ 513.91775 <text:s text:c="2"/>423.03256 ] +/- [ 1.54078 <text:s text:c="2"/>1.36481 ]</text:p>
      <text:p text:style-name="P3">Skew: <text:s text:c="12"/>alpha_c = [ 0.00000 ] +/- [ 0.00000 <text:s/>] <text:s text:c="2"/>=&gt; angle of pixel axes = 90.00000 +/- 0.00000 degrees</text:p>
      <text:p text:style-name="P3">Distortion: <text:s text:c="11"/>kc = [ -0.19947 <text:s text:c="2"/>0.14113 <text:s text:c="2"/>-0.00019 <text:s text:c="2"/>0.00085 <text:s/>0.00000 ] +/- [ 0.00332 <text:s text:c="2"/>0.00625 <text:s text:c="2"/>0.00032 <text:s text:c="2"/>0.00041 <text:s/>0.00000 ]</text:p>
      <text:p text:style-name="P3">Pixel error: <text:s text:c="9"/>err = [ 0.22497 <text:s text:c="2"/>0.19936 ]</text:p>
      <text:p text:style-name="P3"/>
      <text:list xml:id="list2898785414" text:style-name="L3">
        <text:list-item>
          <text:p text:style-name="P5">Please not that I am NOT happy with these results. It appears that human error caused my pixel error to be too large. If this was not time senstive, I would recalibrate the values.</text:p>
        </text:list-item>
      </text:list>
      <text:p text:style-name="P6"/>
      <text:h text:style-name="P10" text:outline-level="1">Question 2</text:h>
      <text:p text:style-name="P8"><text:span text:style-name="T3">clc;</text:span></text:p>
      <text:p text:style-name="Standard"><text:span text:style-name="T3">clear;</text:span></text:p>
      <text:p text:style-name="Standard"><text:span text:style-name="T3"><text:s/></text:span></text:p>
      <text:p text:style-name="Standard"><text:span text:style-name="T3">px = 513.91775;</text:span></text:p>
      <text:p text:style-name="Standard"><text:span text:style-name="T3">py = 423.03256;</text:span></text:p>
      <text:p text:style-name="Standard"><text:span text:style-name="T3"/></text:p>
      <text:p text:style-name="Standard"><text:span text:style-name="T3">fx = 881.28914;</text:span></text:p>
      <text:p text:style-name="Standard"><text:span text:style-name="T3">fy = 879.87153;</text:span></text:p>
      <text:p text:style-name="Standard"><text:span text:style-name="T3">K = [fx,0,px;</text:span></text:p>
      <text:p text:style-name="Standard"><text:span text:style-name="T3"><text:s text:c="5"/>0,fy,py;</text:span></text:p>
      <text:p text:style-name="Standard"><text:span text:style-name="T3"><text:s text:c="5"/>0,0,1];</text:span></text:p>
      <text:p text:style-name="Standard"><text:span text:style-name="T3"/></text:p>
      <text:p text:style-name="Standard"><text:span text:style-name="T3">X_cam = [18;-30;60;1];</text:span></text:p>
      <text:p text:style-name="Standard"><text:span text:style-name="T3">IM = eye(3,4);</text:span></text:p>
      <text:p text:style-name="Standard"><text:span text:style-name="T3">x = K*IM*X_cam;</text:span></text:p>
      <text:p text:style-name="Standard"><text:span text:style-name="T3"><text:s/></text:span></text:p>
      <text:p text:style-name="Standard"><text:span text:style-name="T3">u = x(1)/x(3)</text:span></text:p>
      <text:p text:style-name="Standard"><text:span text:style-name="T3">v = x(2)/x(3)</text:span></text:p>
      <text:p text:style-name="Standard"/>
      <text:p text:style-name="P6">u =</text:p>
      <text:p text:style-name="P6"/>
      <text:p text:style-name="P6"><text:s text:c="2"/>778.3045</text:p>
      <text:p text:style-name="P6"/>
      <text:p text:style-name="P6"/>
      <text:p text:style-name="P6">v =</text:p>
      <text:p text:style-name="P6"/>
      <text:p text:style-name="P6"><text:s text:c="2"/>-16.90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A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A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1:04:04</meta:creation-date>
    <dc:language>en-AU</dc:language>
    <meta:editing-cycles>4</meta:editing-cycles>
    <meta:editing-duration>PT45M22S</meta:editing-duration>
    <meta:generator>LibreOffice/6.0.7.3$Linux_X86_64 LibreOffice_project/00m0$Build-3</meta:generator>
    <dc:date>2020-08-10T12:58:56.697420299</dc:date>
    <meta:document-statistic meta:table-count="0" meta:image-count="0" meta:object-count="0" meta:page-count="2" meta:paragraph-count="43" meta:word-count="313" meta:character-count="1832" meta:non-whitespace-character-count="1403"/>
  </office:meta>
</office:document-meta>
</file>